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2.882cm" style:rel-column-width="11111*"/>
    </style:style>
    <style:style style:name="表格1.B" style:family="table-column">
      <style:table-column-properties style:column-width="5.614cm" style:rel-column-width="21645*"/>
    </style:style>
    <style:style style:name="表格1.C" style:family="table-column">
      <style:table-column-properties style:column-width="1.397cm" style:rel-column-width="5385*"/>
    </style:style>
    <style:style style:name="表格1.D" style:family="table-column">
      <style:table-column-properties style:column-width="7.105cm" style:rel-column-width="27394*"/>
    </style:style>
    <style:style style:name="表格1.1" style:family="table-row">
      <style:table-row-properties style:min-row-height="0.661cm"/>
    </style:style>
    <style:style style:name="表格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style:vertical-align="middle" fo:padding="0.097cm" fo:border="0.002cm solid #000000"/>
    </style:style>
    <style:style style:name="表格1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格1.3" style:family="table-row">
      <style:table-row-properties style:min-row-height="0.686cm"/>
    </style:style>
    <style:style style:name="表格1.A3" style:family="table-cell">
      <style:table-cell-properties style:vertical-align="bottom"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1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Heading">
      <style:text-properties style:language-asian="zh" style:country-asian="CN"/>
    </style:style>
    <style:style style:name="T1" style:family="text">
      <style:text-properties style:language-asian="zh" style:country-asian="CN"/>
    </style:style>
    <style:style style:name="T2" style:family="text">
      <style:text-properties fo:font-size="12pt" style:font-size-asian="12pt" style:language-asian="zh" style:country-asian="CN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language-asian="zh" style:country-asian="CN" style:font-weight-asian="normal" style:font-size-complex="12pt" style:font-weight-complex="normal"/>
    </style:style>
    <style:style style:name="T5" style:family="text">
      <style:text-properties fo:font-size="15pt" style:font-size-asian="15pt" style:language-asian="zh" style:country-asian="CN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<text:span text:style-name="T1"><text:placeholder text:placeholder-type="text">&lt;for each="partner in objects"&gt;</text:placeholder></text:span></text:span></text:p>
      <text:h text:style-name="P1" text:outline-level="1"><text:span text:style-name="Strong_20_Emphasis"><text:span text:style-name="T5">业务伙伴：${partner.name}</text:span></text:span>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Table_20_Heading"><text:span text:style-name="Strong_20_Emphasis"><text:span text:style-name="T2">代码</text:span></text:span></text:p>
          </table:table-cell>
          <table:table-cell table:style-name="表格1.A1" office:value-type="string">
            <text:p text:style-name="Table_20_Contents"><text:span text:style-name="Strong_20_Emphasis"><text:span text:style-name="T4">${partner.code}</text:span></text:span></text:p>
          </table:table-cell>
          <table:table-cell table:style-name="表格1.A1" office:value-type="string">
            <text:p text:style-name="Table_20_Heading"><text:span text:style-name="Strong_20_Emphasis"><text:span text:style-name="T2">称谓</text:span></text:span></text:p>
          </table:table-cell>
          <table:table-cell table:style-name="表格1.D1" office:value-type="string">
            <text:p text:style-name="Table_20_Contents"><text:span text:style-name="Strong_20_Emphasis"><text:span text:style-name="T4">${partner.title}</text:span></text:span></text:p>
          </table:table-cell>
        </table:table-row>
        <table:table-row>
          <table:table-cell table:style-name="表格1.A2" table:number-columns-spanned="4" office:value-type="string">
            <text:p text:style-name="Standard"><text:span text:style-name="Strong_20_Emphasis"><text:span text:style-name="T2"><text:placeholder text:placeholder-type="text">&lt;for each="address in partner.address"&gt;</text:placeholder></text:span></text:span></text:p>
          </table:table-cell>
          <table:covered-table-cell/>
          <table:covered-table-cell/>
          <table:covered-table-cell/>
        </table:table-row>
        <table:table-row table:style-name="表格1.3">
          <table:table-cell table:style-name="表格1.A3" table:number-columns-spanned="4" office:value-type="string">
            <text:p text:style-name="P2"><text:span text:style-name="Strong_20_Emphasis"><text:span text:style-name="T3">联系</text:span></text:span><text:span text:style-name="Strong_20_Emphasis"><text:span text:style-name="T2">方式</text:span></text:span><text:span text:style-name="Strong_20_Emphasis"><text:span text:style-name="T3">：</text:span></text:span><text:span text:style-name="Strong_20_Emphasis"><text:span text:style-name="T2">${address.name}</text:span></text:span></text:p>
          </table:table-cell>
          <table:covered-table-cell/>
          <table:covered-table-cell/>
          <table:covered-table-cell/>
        </table:table-row>
        <table:table-row>
          <table:table-cell table:style-name="表格1.A4" office:value-type="string">
            <text:p text:style-name="P3">姓名</text:p>
          </table:table-cell>
          <table:table-cell table:style-name="表格1.A4" office:value-type="string">
            <text:p text:style-name="Table_20_Contents"><text:span text:style-name="Strong_20_Emphasis"><text:span text:style-name="T4">${address.name}</text:span></text:span></text:p>
          </table:table-cell>
          <table:table-cell table:style-name="表格1.A4" office:value-type="string">
            <text:p text:style-name="Table_20_Heading">城市</text:p>
          </table:table-cell>
          <table:table-cell table:style-name="表格1.A2" office:value-type="string">
            <text:p text:style-name="Table_20_Contents"><text:span text:style-name="Strong_20_Emphasis"><text:span text:style-name="T4">${address.city}</text:span></text:span></text:p>
          </table:table-cell>
        </table:table-row>
        <table:table-row>
          <table:table-cell table:style-name="表格1.A4" office:value-type="string">
            <text:p text:style-name="Table_20_Heading">街道</text:p>
          </table:table-cell>
          <table:table-cell table:style-name="表格1.A4" office:value-type="string">
            <text:p text:style-name="Table_20_Contents"><text:span text:style-name="Strong_20_Emphasis"><text:span text:style-name="T4">${address.street}</text:span></text:span></text:p>
          </table:table-cell>
          <table:table-cell table:style-name="表格1.A4" office:value-type="string">
            <text:p text:style-name="Table_20_Heading">电话</text:p>
          </table:table-cell>
          <table:table-cell table:style-name="表格1.A2" office:value-type="string">
            <text:p text:style-name="Table_20_Contents"><text:span text:style-name="Strong_20_Emphasis"><text:span text:style-name="T4">${address.phone}</text:span></text:span></text:p>
          </table:table-cell>
        </table:table-row>
        <table:table-row>
          <table:table-cell table:style-name="表格1.A2" table:number-columns-spanned="4" office:value-type="string">
            <text:p text:style-name="Text_20_body"><text:span text:style-name="Strong_20_Emphasis"><text:span text:style-name="T2"><text:placeholder text:placeholder-type="text">&lt;/for&gt;</text:placeholder></text:span></text:span></text:p>
          </table:table-cell>
          <table:covered-table-cell/>
          <table:covered-table-cell/>
          <table:covered-table-cell/>
        </table:table-row>
      </table:table>
      <text:p text:style-name="Text_20_body"><text:span text:style-name="Strong_20_Emphasis"><text:span text:style-name="T2"><text:placeholder text:placeholder-type="text">&lt;/for&gt;</text:placeholder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2pt" style:font-name-asian="宋体" style:font-size-asian="12pt" style:font-size-complex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宋体" style:family="paragraph" style:parent-style-name="Standard"/>
    <style:style style:name="SimSun" style:family="paragraph" style:parent-style-name="宋体"/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fo:font-size="12pt" style:font-name-asian="宋体" style:font-size-asian="12pt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3</meta:creation-date>
    <meta:editing-duration>PT00H54M00S</meta:editing-duration>
    <meta:editing-cycles>55</meta:editing-cycles>
    <meta:generator>OpenOffice.org/3.1$Win32 OpenOffice.org_project/310m11$Build-9399</meta:generator>
    <dc:date>2009-09-04T23:14:39.46</dc:date>
    <dc:creator>Wei Li</dc:creator>
    <meta:document-statistic meta:table-count="1" meta:image-count="0" meta:object-count="0" meta:page-count="1" meta:paragraph-count="18" meta:word-count="27" meta:character-count="228"/>
  </office:meta>
</office:document-meta>
</file>